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I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Kukes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643, <text:s/>0.4893 ) </text:p>
          </table:table-cell>
          <table:table-cell/>
          <table:table-cell table:style-name="ce2" office:value-type="percentage" office:value="0.4643" calcext:value-type="percentage">
            <text:p>46.43%</text:p>
          </table:table-cell>
          <table:table-cell table:style-name="ce2" office:value-type="percentage" office:value="0.4893" calcext:value-type="percentage">
            <text:p>48.93%</text:p>
          </table:table-cell>
          <table:table-cell/>
          <table:table-cell office:value-type="string" calcext:value-type="string">
            <text:p>sterr:</text:p>
          </table:table-cell>
          <table:table-cell table:formula="of:=([.E2]-[.D2])/(2*1.96)" office:value-type="float" office:value="0.00637755102040817" calcext:value-type="float">
            <text:p>0.006377551020408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09, <text:s/>0.5357 )</text:p>
          </table:table-cell>
          <table:table-cell/>
          <table:table-cell table:style-name="ce2" office:value-type="percentage" office:value="0.5109" calcext:value-type="percentage">
            <text:p>51.09%</text:p>
          </table:table-cell>
          <table:table-cell table:style-name="ce2" office:value-type="percentage" office:value="0.5357" calcext:value-type="percentage">
            <text:p>53.57%</text:p>
          </table:table-cell>
          <table:table-cell/>
          <table:table-cell office:value-type="string" calcext:value-type="string">
            <text:p>sterr:</text:p>
          </table:table-cell>
          <table:table-cell table:formula="of:=([.E3]-[.D3])/(2*1.96)" office:value-type="float" office:value="0.00632653061224488" calcext:value-type="float">
            <text:p>0.0063265306122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2]^2+[.H3]^2)" office:value-type="float" office:value="0.00898321471443163" calcext:value-type="float">
            <text:p>0.008983214714432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073" calcext:value-type="float">
            <text:p>-0.0073</text:p>
          </table:table-cell>
          <table:table-cell/>
          <table:table-cell table:formula="of:=[.B5]-1.96*[.H4]" office:value-type="float" office:value="-0.024907100840286" calcext:value-type="float">
            <text:p>-0.024907100840286</text:p>
          </table:table-cell>
          <table:table-cell table:formula="of:=[.B5]+1.96*[.H4]" office:value-type="float" office:value="0.010307100840286" calcext:value-type="float">
            <text:p>0.010307100840286</text:p>
          </table:table-cell>
          <table:table-cell table:formula="of:=CONCATENATE(&quot;(&quot;;ROUND([.D5];4);&quot;, &quot;;ROUND([.E5];4);&quot;)&quot;)" office:value-type="string" office:string-value="(-0.0249, 0.0103)" calcext:value-type="string">
            <text:p>(-0.0249, 0.0103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cept H_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hk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348, <text:s/>0.4618 )</text:p>
          </table:table-cell>
          <table:table-cell/>
          <table:table-cell table:style-name="ce2" office:value-type="percentage" office:value="0.4348" calcext:value-type="percentage">
            <text:p>43.48%</text:p>
          </table:table-cell>
          <table:table-cell table:style-name="ce2" office:value-type="percentage" office:value="0.4618" calcext:value-type="percentage">
            <text:p>46.18%</text:p>
          </table:table-cell>
          <table:table-cell/>
          <table:table-cell office:value-type="string" calcext:value-type="string">
            <text:p>sterr:</text:p>
          </table:table-cell>
          <table:table-cell table:formula="of:=([.E9]-[.D9])/(2*1.96)" office:value-type="float" office:value="0.00688775510204082" calcext:value-type="float">
            <text:p>0.006887755102041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386, <text:s/>0.5658 )</text:p>
          </table:table-cell>
          <table:table-cell/>
          <table:table-cell table:style-name="ce2" office:value-type="percentage" office:value="0.5386" calcext:value-type="percentage">
            <text:p>53.86%</text:p>
          </table:table-cell>
          <table:table-cell table:style-name="ce2" office:value-type="percentage" office:value="0.5658" calcext:value-type="percentage">
            <text:p>56.58%</text:p>
          </table:table-cell>
          <table:table-cell/>
          <table:table-cell office:value-type="string" calcext:value-type="string">
            <text:p>sterr:</text:p>
          </table:table-cell>
          <table:table-cell table:formula="of:=([.E10]-[.D10])/(2*1.96)" office:value-type="float" office:value="0.00693877551020408" calcext:value-type="float">
            <text:p>0.0069387755102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9]^2+[.H10]^2)" office:value-type="float" office:value="0.00977690011847811" calcext:value-type="float">
            <text:p>0.009776900118478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652" calcext:value-type="float">
            <text:p>-0.0652</text:p>
          </table:table-cell>
          <table:table-cell/>
          <table:table-cell table:formula="of:=[.B12]-1.96*[.H11]" office:value-type="float" office:value="-0.0843627242322171" calcext:value-type="float">
            <text:p>-0.084362724232217</text:p>
          </table:table-cell>
          <table:table-cell table:formula="of:=[.B12]+1.96*[.H11]" office:value-type="float" office:value="-0.0460372757677829" calcext:value-type="float">
            <text:p>-0.046037275767783</text:p>
          </table:table-cell>
          <table:table-cell table:formula="of:=CONCATENATE(&quot;(&quot;;ROUND([.D12];4);&quot;, &quot;;ROUND([.E12];4);&quot;)&quot;)" office:value-type="string" office:string-value="(-0.0844, -0.046)" calcext:value-type="string">
            <text:p>(-0.0844, -0.046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Berat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712, <text:s/>0.4825 )</text:p>
          </table:table-cell>
          <table:table-cell/>
          <table:table-cell table:style-name="ce2" office:value-type="percentage" office:value="0.4712" calcext:value-type="percentage">
            <text:p>47.12%</text:p>
          </table:table-cell>
          <table:table-cell table:style-name="ce2" office:value-type="percentage" office:value="0.4825" calcext:value-type="percentage">
            <text:p>48.25%</text:p>
          </table:table-cell>
          <table:table-cell/>
          <table:table-cell office:value-type="string" calcext:value-type="string">
            <text:p>sterr:</text:p>
          </table:table-cell>
          <table:table-cell table:formula="of:=([.E17]-[.D17])/(2*1.96)" office:value-type="float" office:value="0.0028826530612245" calcext:value-type="float">
            <text:p>0.002882653061225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71, <text:s/>0.5286 )</text:p>
          </table:table-cell>
          <table:table-cell/>
          <table:table-cell table:style-name="ce2" office:value-type="percentage" office:value="0.5171" calcext:value-type="percentage">
            <text:p>51.71%</text:p>
          </table:table-cell>
          <table:table-cell table:style-name="ce2" office:value-type="percentage" office:value="0.5286" calcext:value-type="percentage">
            <text:p>52.86%</text:p>
          </table:table-cell>
          <table:table-cell/>
          <table:table-cell office:value-type="string" calcext:value-type="string">
            <text:p>sterr:</text:p>
          </table:table-cell>
          <table:table-cell table:formula="of:=([.E18]-[.D18])/(2*1.96)" office:value-type="float" office:value="0.00293367346938774" calcext:value-type="float">
            <text:p>0.0029336734693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17]^2+[.H18]^2)" office:value-type="float" office:value="0.00411292216026227" calcext:value-type="float">
            <text:p>0.004112922160262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151" calcext:value-type="float">
            <text:p>-0.0151</text:p>
          </table:table-cell>
          <table:table-cell/>
          <table:table-cell table:formula="of:=[.B20]-1.96*[.H19]" office:value-type="float" office:value="-0.0231613274341141" calcext:value-type="float">
            <text:p>-0.023161327434114</text:p>
          </table:table-cell>
          <table:table-cell table:formula="of:=[.B20]+1.96*[.H19]" office:value-type="float" office:value="-0.00703867256588595" calcext:value-type="float">
            <text:p>-0.007038672565886</text:p>
          </table:table-cell>
          <table:table-cell table:formula="of:=CONCATENATE(&quot;(&quot;;ROUND([.D20];4);&quot;, &quot;;ROUND([.E20];4);&quot;)&quot;)" office:value-type="string" office:string-value="(-0.0232, -0.007)" calcext:value-type="string">
            <text:p>(-0.0232, -0.007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Diber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728, <text:s/>0.4918 )</text:p>
          </table:table-cell>
          <table:table-cell/>
          <table:table-cell table:style-name="ce2" office:value-type="percentage" office:value="0.4728" calcext:value-type="percentage">
            <text:p>47.28%</text:p>
          </table:table-cell>
          <table:table-cell table:style-name="ce2" office:value-type="percentage" office:value="0.4918" calcext:value-type="percentage">
            <text:p>49.18%</text:p>
          </table:table-cell>
          <table:table-cell/>
          <table:table-cell office:value-type="string" calcext:value-type="string">
            <text:p>sterr:</text:p>
          </table:table-cell>
          <table:table-cell table:formula="of:=([.E25]-[.D25])/(2*1.96)" office:value-type="float" office:value="0.00484693877551021" calcext:value-type="float">
            <text:p>0.00484693877551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077, <text:s/>0.5274 ) </text:p>
          </table:table-cell>
          <table:table-cell/>
          <table:table-cell table:style-name="ce2" office:value-type="percentage" office:value="0.5077" calcext:value-type="percentage">
            <text:p>50.77%</text:p>
          </table:table-cell>
          <table:table-cell table:style-name="ce2" office:value-type="percentage" office:value="0.5274" calcext:value-type="percentage">
            <text:p>52.74%</text:p>
          </table:table-cell>
          <table:table-cell/>
          <table:table-cell office:value-type="string" calcext:value-type="string">
            <text:p>sterr:</text:p>
          </table:table-cell>
          <table:table-cell table:formula="of:=([.E26]-[.D26])/(2*1.96)" office:value-type="float" office:value="0.00502551020408162" calcext:value-type="float">
            <text:p>0.0050255102040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25]^2+[.H26]^2)" office:value-type="float" office:value="0.00698201749531415" calcext:value-type="float">
            <text:p>0.006982017495314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0.0146" calcext:value-type="float">
            <text:p>0.0146</text:p>
          </table:table-cell>
          <table:table-cell/>
          <table:table-cell table:formula="of:=[.B28]-1.96*[.H27]" office:value-type="float" office:value="0.000915245709184269" calcext:value-type="float">
            <text:p>0.000915245709184</text:p>
          </table:table-cell>
          <table:table-cell table:formula="of:=[.B28]+1.96*[.H27]" office:value-type="float" office:value="0.0282847542908157" calcext:value-type="float">
            <text:p>0.028284754290816</text:p>
          </table:table-cell>
          <table:table-cell table:formula="of:=CONCATENATE(&quot;(&quot;;ROUND([.D28];4);&quot;, &quot;;ROUND([.E28];4);&quot;)&quot;)" office:value-type="string" office:string-value="(0.0009, 0.0283)" calcext:value-type="string">
            <text:p>(0.0009, 0.0283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Durres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585, <text:s/>0.4781 )</text:p>
          </table:table-cell>
          <table:table-cell/>
          <table:table-cell table:style-name="ce2" office:value-type="percentage" office:value="0.4585" calcext:value-type="percentage">
            <text:p>45.85%</text:p>
          </table:table-cell>
          <table:table-cell table:style-name="ce2" office:value-type="percentage" office:value="0.4781" calcext:value-type="percentage">
            <text:p>47.81%</text:p>
          </table:table-cell>
          <table:table-cell/>
          <table:table-cell office:value-type="string" calcext:value-type="string">
            <text:p>sterr:</text:p>
          </table:table-cell>
          <table:table-cell table:formula="of:=([.E33]-[.D33])/(2*1.96)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225, <text:s/>0.5417 )</text:p>
          </table:table-cell>
          <table:table-cell/>
          <table:table-cell table:style-name="ce2" office:value-type="percentage" office:value="0.5225" calcext:value-type="percentage">
            <text:p>52.25%</text:p>
          </table:table-cell>
          <table:table-cell table:style-name="ce2" office:value-type="percentage" office:value="0.5417" calcext:value-type="percentage">
            <text:p>54.17%</text:p>
          </table:table-cell>
          <table:table-cell/>
          <table:table-cell office:value-type="string" calcext:value-type="string">
            <text:p>sterr:</text:p>
          </table:table-cell>
          <table:table-cell table:formula="of:=([.E34]-[.D34])/(2*1.96)" office:value-type="float" office:value="0.0048979591836735" calcext:value-type="float">
            <text:p>0.0048979591836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33]^2+[.H34]^2)" office:value-type="float" office:value="0.00699928597536431" calcext:value-type="float">
            <text:p>0.006999285975364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508" calcext:value-type="float">
            <text:p>-0.0508</text:p>
          </table:table-cell>
          <table:table-cell/>
          <table:table-cell table:formula="of:=[.B36]-1.96*[.H35]" office:value-type="float" office:value="-0.0645186005117141" calcext:value-type="float">
            <text:p>-0.064518600511714</text:p>
          </table:table-cell>
          <table:table-cell table:formula="of:=[.B36]+1.96*[.H35]" office:value-type="float" office:value="-0.0370813994882859" calcext:value-type="float">
            <text:p>-0.037081399488286</text:p>
          </table:table-cell>
          <table:table-cell table:formula="of:=CONCATENATE(&quot;(&quot;;ROUND([.D36];4);&quot;, &quot;;ROUND([.E36];4);&quot;)&quot;)" office:value-type="string" office:string-value="(-0.0645, -0.0371)" calcext:value-type="string">
            <text:p>(-0.0645, -0.0371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lbasan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712, <text:s/>0.4865 )</text:p>
          </table:table-cell>
          <table:table-cell/>
          <table:table-cell table:style-name="ce2" office:value-type="percentage" office:value="0.4712" calcext:value-type="percentage">
            <text:p>47.12%</text:p>
          </table:table-cell>
          <table:table-cell table:style-name="ce2" office:value-type="percentage" office:value="0.4865" calcext:value-type="percentage">
            <text:p>48.65%</text:p>
          </table:table-cell>
          <table:table-cell/>
          <table:table-cell office:value-type="string" calcext:value-type="string">
            <text:p>sterr:</text:p>
          </table:table-cell>
          <table:table-cell table:formula="of:=([.E41]-[.D41])/(2*1.96)" office:value-type="float" office:value="0.0039030612244898" calcext:value-type="float">
            <text:p>0.00390306122449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40, <text:s/>0.5285 )</text:p>
          </table:table-cell>
          <table:table-cell/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5285" calcext:value-type="percentage">
            <text:p>52.85%</text:p>
          </table:table-cell>
          <table:table-cell/>
          <table:table-cell office:value-type="string" calcext:value-type="string">
            <text:p>sterr:</text:p>
          </table:table-cell>
          <table:table-cell table:formula="of:=([.E42]-[.D42])/(2*1.96)" office:value-type="float" office:value="0.00369897959183672" calcext:value-type="float">
            <text:p>0.0036989795918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41]^2+[.H42]^2)" office:value-type="float" office:value="0.00537739127671964" calcext:value-type="float">
            <text:p>0.00537739127672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058" calcext:value-type="float">
            <text:p>-0.0058</text:p>
          </table:table-cell>
          <table:table-cell/>
          <table:table-cell table:formula="of:=[.B44]-1.96*[.H43]" office:value-type="float" office:value="-0.0163396869023705" calcext:value-type="float">
            <text:p>-0.016339686902371</text:p>
          </table:table-cell>
          <table:table-cell table:formula="of:=[.B44]+1.96*[.H43]" office:value-type="float" office:value="0.00473968690237049" calcext:value-type="float">
            <text:p>0.00473968690237</text:p>
          </table:table-cell>
          <table:table-cell table:formula="of:=CONCATENATE(&quot;(&quot;;ROUND([.D44];4);&quot;, &quot;;ROUND([.E44];4);&quot;)&quot;)" office:value-type="string" office:string-value="(-0.0163, 0.0047)" calcext:value-type="string">
            <text:p>(-0.0163, 0.0047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cep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ier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585, <text:s/>0.4781 )</text:p>
          </table:table-cell>
          <table:table-cell/>
          <table:table-cell table:style-name="ce2" office:value-type="percentage" office:value="0.4585" calcext:value-type="percentage">
            <text:p>45.85%</text:p>
          </table:table-cell>
          <table:table-cell table:style-name="ce2" office:value-type="percentage" office:value="0.4781" calcext:value-type="percentage">
            <text:p>47.81%</text:p>
          </table:table-cell>
          <table:table-cell/>
          <table:table-cell office:value-type="string" calcext:value-type="string">
            <text:p>sterr:</text:p>
          </table:table-cell>
          <table:table-cell table:formula="of:=([.E49]-[.D49])/(2*1.96)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225, <text:s/>0.5417 )</text:p>
          </table:table-cell>
          <table:table-cell/>
          <table:table-cell table:style-name="ce2" office:value-type="percentage" office:value="0.5225" calcext:value-type="percentage">
            <text:p>52.25%</text:p>
          </table:table-cell>
          <table:table-cell table:style-name="ce2" office:value-type="percentage" office:value="0.5417" calcext:value-type="percentage">
            <text:p>54.17%</text:p>
          </table:table-cell>
          <table:table-cell/>
          <table:table-cell office:value-type="string" calcext:value-type="string">
            <text:p>sterr:</text:p>
          </table:table-cell>
          <table:table-cell table:formula="of:=([.E50]-[.D50])/(2*1.96)" office:value-type="float" office:value="0.0048979591836735" calcext:value-type="float">
            <text:p>0.0048979591836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49]^2+[.H50]^2)" office:value-type="float" office:value="0.00699928597536431" calcext:value-type="float">
            <text:p>0.006999285975364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136" calcext:value-type="float">
            <text:p>-0.0136</text:p>
          </table:table-cell>
          <table:table-cell/>
          <table:table-cell table:formula="of:=[.B52]-1.96*[.H51]" office:value-type="float" office:value="-0.027318600511714" calcext:value-type="float">
            <text:p>-0.027318600511714</text:p>
          </table:table-cell>
          <table:table-cell table:formula="of:=[.B52]+1.96*[.H51]" office:value-type="float" office:value="0.000118600511714055" calcext:value-type="float">
            <text:p>0.000118600511714</text:p>
          </table:table-cell>
          <table:table-cell table:formula="of:=CONCATENATE(&quot;(&quot;;ROUND([.D52];4);&quot;, &quot;;ROUND([.E52];4);&quot;)&quot;)" office:value-type="string" office:string-value="(-0.0273, 0.0001)" calcext:value-type="string">
            <text:p>(-0.0273, 0.0001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ccep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Gjirokaster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585, <text:s/>0.4765 )</text:p>
          </table:table-cell>
          <table:table-cell/>
          <table:table-cell table:style-name="ce2" office:value-type="percentage" office:value="0.4585" calcext:value-type="percentage">
            <text:p>45.85%</text:p>
          </table:table-cell>
          <table:table-cell table:style-name="ce2" office:value-type="percentage" office:value="0.4765" calcext:value-type="percentage">
            <text:p>47.65%</text:p>
          </table:table-cell>
          <table:table-cell/>
          <table:table-cell office:value-type="string" calcext:value-type="string">
            <text:p>sterr:</text:p>
          </table:table-cell>
          <table:table-cell table:formula="of:=([.E57]-[.D57])/(2*1.96)" office:value-type="float" office:value="0.00459183673469387" calcext:value-type="float">
            <text:p>0.004591836734694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233, <text:s/>0.5411 )</text:p>
          </table:table-cell>
          <table:table-cell/>
          <table:table-cell table:style-name="ce2" office:value-type="percentage" office:value="0.5233" calcext:value-type="percentage">
            <text:p>52.33%</text:p>
          </table:table-cell>
          <table:table-cell table:style-name="ce2" office:value-type="percentage" office:value="0.5411" calcext:value-type="percentage">
            <text:p>54.11%</text:p>
          </table:table-cell>
          <table:table-cell/>
          <table:table-cell office:value-type="string" calcext:value-type="string">
            <text:p>sterr:</text:p>
          </table:table-cell>
          <table:table-cell table:formula="of:=([.E58]-[.D58])/(2*1.96)" office:value-type="float" office:value="0.00454081632653062" calcext:value-type="float">
            <text:p>0.0045408163265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57]^2+[.H58]^2)" office:value-type="float" office:value="0.00645786168242795" calcext:value-type="float">
            <text:p>0.006457861682428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342" calcext:value-type="float">
            <text:p>-0.0342</text:p>
          </table:table-cell>
          <table:table-cell/>
          <table:table-cell table:formula="of:=[.B60]-1.96*[.H59]" office:value-type="float" office:value="-0.0468574088975588" calcext:value-type="float">
            <text:p>-0.046857408897559</text:p>
          </table:table-cell>
          <table:table-cell table:formula="of:=[.B60]+1.96*[.H59]" office:value-type="float" office:value="-0.0215425911024412" calcext:value-type="float">
            <text:p>-0.021542591102441</text:p>
          </table:table-cell>
          <table:table-cell table:formula="of:=CONCATENATE(&quot;(&quot;;ROUND([.D60];4);&quot;, &quot;;ROUND([.E60];4);&quot;)&quot;)" office:value-type="string" office:string-value="(-0.0469, -0.0215)" calcext:value-type="string">
            <text:p>(-0.0469, -0.0215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Korce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736, <text:s/>0.4870 )</text:p>
          </table:table-cell>
          <table:table-cell/>
          <table:table-cell table:style-name="ce2" office:value-type="percentage" office:value="0.4736" calcext:value-type="percentage">
            <text:p>47.36%</text:p>
          </table:table-cell>
          <table:table-cell table:style-name="ce2" office:value-type="percentage" office:value="0.487" calcext:value-type="percentage">
            <text:p>48.70%</text:p>
          </table:table-cell>
          <table:table-cell/>
          <table:table-cell office:value-type="string" calcext:value-type="string">
            <text:p>sterr:</text:p>
          </table:table-cell>
          <table:table-cell table:formula="of:=([.E65]-[.D65])/(2*1.96)" office:value-type="float" office:value="0.00341836734693878" calcext:value-type="float">
            <text:p>0.003418367346939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27, <text:s/>0.5269 )</text:p>
          </table:table-cell>
          <table:table-cell/>
          <table:table-cell table:style-name="ce2" office:value-type="percentage" office:value="0.5127" calcext:value-type="percentage">
            <text:p>51.27%</text:p>
          </table:table-cell>
          <table:table-cell table:style-name="ce2" office:value-type="percentage" office:value="0.5269" calcext:value-type="percentage">
            <text:p>52.69%</text:p>
          </table:table-cell>
          <table:table-cell/>
          <table:table-cell office:value-type="string" calcext:value-type="string">
            <text:p>sterr:</text:p>
          </table:table-cell>
          <table:table-cell table:formula="of:=([.E66]-[.D66])/(2*1.96)" office:value-type="float" office:value="0.00362244897959181" calcext:value-type="float">
            <text:p>0.003622448979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65]^2+[.H66]^2)" office:value-type="float" office:value="0.00498069994361867" calcext:value-type="float">
            <text:p>0.004980699943619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307" calcext:value-type="float">
            <text:p>-0.0307</text:p>
          </table:table-cell>
          <table:table-cell/>
          <table:table-cell table:formula="of:=[.B68]-1.96*[.H67]" office:value-type="float" office:value="-0.0404621718894926" calcext:value-type="float">
            <text:p>-0.040462171889493</text:p>
          </table:table-cell>
          <table:table-cell table:formula="of:=[.B68]+1.96*[.H67]" office:value-type="float" office:value="-0.0209378281105074" calcext:value-type="float">
            <text:p>-0.020937828110508</text:p>
          </table:table-cell>
          <table:table-cell table:formula="of:=CONCATENATE(&quot;(&quot;;ROUND([.D68];4);&quot;, &quot;;ROUND([.E68];4);&quot;)&quot;)" office:value-type="string" office:string-value="(-0.0405, -0.0209)" calcext:value-type="string">
            <text:p>(-0.0405, -0.0209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Lezhe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533, <text:s/>0.4806 )</text:p>
          </table:table-cell>
          <table:table-cell/>
          <table:table-cell table:style-name="ce2" office:value-type="percentage" office:value="0.4533" calcext:value-type="percentage">
            <text:p>45.33%</text:p>
          </table:table-cell>
          <table:table-cell table:style-name="ce2" office:value-type="percentage" office:value="0.4806" calcext:value-type="percentage">
            <text:p>48.06%</text:p>
          </table:table-cell>
          <table:table-cell/>
          <table:table-cell office:value-type="string" calcext:value-type="string">
            <text:p>sterr:</text:p>
          </table:table-cell>
          <table:table-cell table:formula="of:=([.E73]-[.D73])/(2*1.96)" office:value-type="float" office:value="0.00696428571428573" calcext:value-type="float">
            <text:p>0.006964285714286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92, <text:s/>0.5467 )</text:p>
          </table:table-cell>
          <table:table-cell/>
          <table:table-cell table:style-name="ce2" office:value-type="percentage" office:value="0.5192" calcext:value-type="percentage">
            <text:p>51.92%</text:p>
          </table:table-cell>
          <table:table-cell table:style-name="ce2" office:value-type="percentage" office:value="0.5467" calcext:value-type="percentage">
            <text:p>54.67%</text:p>
          </table:table-cell>
          <table:table-cell/>
          <table:table-cell office:value-type="string" calcext:value-type="string">
            <text:p>sterr:</text:p>
          </table:table-cell>
          <table:table-cell table:formula="of:=([.E74]-[.D74])/(2*1.96)" office:value-type="float" office:value="0.00701530612244897" calcext:value-type="float">
            <text:p>0.0070153061224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73]^2+[.H74]^2)" office:value-type="float" office:value="0.00988513001947239" calcext:value-type="float">
            <text:p>0.009885130019472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363" calcext:value-type="float">
            <text:p>-0.0363</text:p>
          </table:table-cell>
          <table:table-cell/>
          <table:table-cell table:formula="of:=[.B76]-1.96*[.H75]" office:value-type="float" office:value="-0.0556748548381659" calcext:value-type="float">
            <text:p>-0.055674854838166</text:p>
          </table:table-cell>
          <table:table-cell table:formula="of:=[.B76]+1.96*[.H75]" office:value-type="float" office:value="-0.0169251451618341" calcext:value-type="float">
            <text:p>-0.016925145161834</text:p>
          </table:table-cell>
          <table:table-cell table:formula="of:=CONCATENATE(&quot;(&quot;;ROUND([.D76];4);&quot;, &quot;;ROUND([.E76];4);&quot;)&quot;)" office:value-type="string" office:string-value="(-0.0557, -0.0169)" calcext:value-type="string">
            <text:p>(-0.0557, -0.0169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irane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731, <text:s/>0.4848 )</text:p>
          </table:table-cell>
          <table:table-cell/>
          <table:table-cell table:style-name="ce2" office:value-type="percentage" office:value="0.4731" calcext:value-type="percentage">
            <text:p>47.31%</text:p>
          </table:table-cell>
          <table:table-cell table:style-name="ce2" office:value-type="percentage" office:value="0.4848" calcext:value-type="percentage">
            <text:p>48.48%</text:p>
          </table:table-cell>
          <table:table-cell/>
          <table:table-cell office:value-type="string" calcext:value-type="string">
            <text:p>sterr:</text:p>
          </table:table-cell>
          <table:table-cell table:formula="of:=([.E81]-[.D81])/(2*1.96)" office:value-type="float" office:value="0.002984693877551" calcext:value-type="float">
            <text:p>0.002984693877551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151, <text:s/>0.5269 )</text:p>
          </table:table-cell>
          <table:table-cell/>
          <table:table-cell table:style-name="ce2" office:value-type="percentage" office:value="0.5151" calcext:value-type="percentage">
            <text:p>51.51%</text:p>
          </table:table-cell>
          <table:table-cell table:style-name="ce2" office:value-type="percentage" office:value="0.5269" calcext:value-type="percentage">
            <text:p>52.69%</text:p>
          </table:table-cell>
          <table:table-cell/>
          <table:table-cell office:value-type="string" calcext:value-type="string">
            <text:p>sterr:</text:p>
          </table:table-cell>
          <table:table-cell table:formula="of:=([.E82]-[.D82])/(2*1.96)" office:value-type="float" office:value="0.00301020408163263" calcext:value-type="float">
            <text:p>0.0030102040816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81]^2+[.H82]^2)" office:value-type="float" office:value="0.00423907137894235" calcext:value-type="float">
            <text:p>0.004239071378942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529" calcext:value-type="float">
            <text:p>-0.0529</text:p>
          </table:table-cell>
          <table:table-cell/>
          <table:table-cell table:formula="of:=[.B84]-1.96*[.H83]" office:value-type="float" office:value="-0.061208579902727" calcext:value-type="float">
            <text:p>-0.061208579902727</text:p>
          </table:table-cell>
          <table:table-cell table:formula="of:=[.B84]+1.96*[.H83]" office:value-type="float" office:value="-0.044591420097273" calcext:value-type="float">
            <text:p>-0.044591420097273</text:p>
          </table:table-cell>
          <table:table-cell table:formula="of:=CONCATENATE(&quot;(&quot;;ROUND([.D84];4);&quot;, &quot;;ROUND([.E84];4);&quot;)&quot;)" office:value-type="string" office:string-value="(-0.0612, -0.0446)" calcext:value-type="string">
            <text:p>(-0.0612, -0.0446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lore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omen:</text:p>
          </table:table-cell>
          <table:table-cell office:value-type="string" calcext:value-type="string">
            <text:p>( 0.4438, <text:s/>0.4660 )</text:p>
          </table:table-cell>
          <table:table-cell/>
          <table:table-cell table:style-name="ce2" office:value-type="percentage" office:value="0.4438" calcext:value-type="percentage">
            <text:p>44.38%</text:p>
          </table:table-cell>
          <table:table-cell table:style-name="ce2" office:value-type="percentage" office:value="0.466" calcext:value-type="percentage">
            <text:p>46.60%</text:p>
          </table:table-cell>
          <table:table-cell/>
          <table:table-cell office:value-type="string" calcext:value-type="string">
            <text:p>sterr:</text:p>
          </table:table-cell>
          <table:table-cell table:formula="of:=([.E89]-[.D89])/(2*1.96)" office:value-type="float" office:value="0.00566326530612245" calcext:value-type="float">
            <text:p>0.005663265306122</text:p>
          </table:table-cell>
        </table:table-row>
        <table:table-row table:style-name="ro1">
          <table:table-cell office:value-type="string" calcext:value-type="string">
            <text:p>Men:</text:p>
          </table:table-cell>
          <table:table-cell office:value-type="string" calcext:value-type="string">
            <text:p>( 0.5347, <text:s/>0.5559 )</text:p>
          </table:table-cell>
          <table:table-cell/>
          <table:table-cell table:style-name="ce2" office:value-type="percentage" office:value="0.5347" calcext:value-type="percentage">
            <text:p>53.47%</text:p>
          </table:table-cell>
          <table:table-cell table:style-name="ce2" office:value-type="percentage" office:value="0.5559" calcext:value-type="percentage">
            <text:p>55.59%</text:p>
          </table:table-cell>
          <table:table-cell/>
          <table:table-cell office:value-type="string" calcext:value-type="string">
            <text:p>sterr:</text:p>
          </table:table-cell>
          <table:table-cell table:formula="of:=([.E90]-[.D90])/(2*1.96)" office:value-type="float" office:value="0.00540816326530615" calcext:value-type="float">
            <text:p>0.0054081632653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 sterr:</text:p>
          </table:table-cell>
          <table:table-cell table:formula="of:=SQRT([.H89]^2+[.H90]^2)" office:value-type="float" office:value="0.00783076010561791" calcext:value-type="float">
            <text:p>0.007830760105618</text:p>
          </table:table-cell>
        </table:table-row>
        <table:table-row table:style-name="ro1">
          <table:table-cell office:value-type="string" calcext:value-type="string">
            <text:p>turnout diff</text:p>
          </table:table-cell>
          <table:table-cell office:value-type="float" office:value="-0.0376" calcext:value-type="float">
            <text:p>-0.0376</text:p>
          </table:table-cell>
          <table:table-cell/>
          <table:table-cell table:formula="of:=[.B92]-1.96*[.H91]" office:value-type="float" office:value="-0.0529482898070111" calcext:value-type="float">
            <text:p>-0.052948289807011</text:p>
          </table:table-cell>
          <table:table-cell table:formula="of:=[.B92]+1.96*[.H91]" office:value-type="float" office:value="-0.0222517101929889" calcext:value-type="float">
            <text:p>-0.022251710192989</text:p>
          </table:table-cell>
          <table:table-cell table:formula="of:=CONCATENATE(&quot;(&quot;;ROUND([.D92];4);&quot;, &quot;;ROUND([.E92];4);&quot;)&quot;)" office:value-type="string" office:string-value="(-0.0529, -0.0223)" calcext:value-type="string">
            <text:p>(-0.0529, -0.0223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ject H_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William Borici</meta:initial-creator>
    <meta:creation-date>2021-05-25T17:28:24.419479408</meta:creation-date>
    <dc:date>2021-05-25T18:11:25.251364874</dc:date>
    <dc:creator>William Borici</dc:creator>
    <meta:editing-duration>PT12M19S</meta:editing-duration>
    <meta:editing-cycles>2</meta:editing-cycles>
    <meta:generator>LibreOffice/7.0.1.2$MacOSX_X86_64 LibreOffice_project/7cbcfc562f6eb6708b5ff7d7397325de9e764452</meta:generator>
    <meta:document-statistic meta:table-count="1" meta:cell-count="252" meta:object-count="0"/>
  </office:meta>
</office:document-meta>
</file>